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edadc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1edadc"/>
    </style:style>
    <style:style style:name="P3" style:family="paragraph" style:parent-style-name="Standard">
      <style:paragraph-properties fo:text-align="center" style:justify-single-word="false"/>
      <style:text-properties fo:font-size="20pt" officeooo:rsid="001edadc" officeooo:paragraph-rsid="001edadc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edadc" officeooo:paragraph-rsid="00206e4a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edadc" officeooo:paragraph-rsid="001edad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8pt" officeooo:rsid="001edadc" officeooo:paragraph-rsid="001edadc" style:font-size-asian="15.75pt" style:font-size-complex="18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8pt" officeooo:rsid="0020470f" officeooo:paragraph-rsid="0020470f" style:font-size-asian="15.75pt" style:font-size-complex="18pt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edadc" officeooo:paragraph-rsid="001edadc"/>
    </style:style>
    <style:style style:name="P9" style:family="paragraph" style:parent-style-name="Standard">
      <style:paragraph-properties fo:text-align="start" style:justify-single-word="false"/>
      <style:text-properties officeooo:rsid="001edadc" officeooo:paragraph-rsid="001edadc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edadc" officeooo:paragraph-rsid="001edadc"/>
    </style:style>
    <style:style style:name="P11" style:family="paragraph" style:parent-style-name="Standard" style:list-style-name="L5">
      <style:paragraph-properties fo:text-align="start" style:justify-single-word="false"/>
      <style:text-properties officeooo:rsid="001edadc" officeooo:paragraph-rsid="001edadc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20470f" officeooo:paragraph-rsid="0020470f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edadc" style:font-size-asian="15.75pt" style:font-size-complex="18pt"/>
    </style:style>
    <style:style style:name="T3" style:family="text">
      <style:text-properties officeooo:rsid="00206e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FG <text:span text:style-name="T3">presentación </text:span></text:p>
      <text:p text:style-name="P4">Julián Jiménez Guerrero.</text:p>
      <text:p text:style-name="P3"/>
      <text:p text:style-name="P3">Dogger o Tínder para perros.</text:p>
      <text:p text:style-name="P5"/>
      <text:p text:style-name="P6">Hoy en día, la mayoría de la población tiene un perro en casa.</text:p>
      <text:p text:style-name="P6">A aquellas personas, familias a las que les gustaría tener una camada de cachorros, cruzar perros o incluso si eres una persona que quiere conocer a otras personas con mascota (perro, por ahora), Dogger es tu lugar!</text:p>
      <text:p text:style-name="P6"/>
      <text:p text:style-name="P1"><text:span text:style-name="T2">La aplicación necesitaría:</text:span></text:p>
      <text:p text:style-name="P1"><text:span text:style-name="T2"/></text:p>
      <text:list xml:id="list1836724642" text:style-name="L2">
        <text:list-item>
          <text:p text:style-name="P2"><text:span text:style-name="T2">Gestión de usuarios (Crear usuario, inicio de sesión, editar perfil, eliminar usuario).</text:span></text:p>
        </text:list-item>
        <text:list-item>
          <text:p text:style-name="P8"><text:span text:style-name="T1">Función de update de fotografías de perfil.</text:span></text:p>
        </text:list-item>
        <text:list-item>
          <text:p text:style-name="P8"><text:span text:style-name="T1">Función de filtro por geolocalización (aparición de perfiles por cercanía)</text:span></text:p>
        </text:list-item>
        <text:list-item>
          <text:p text:style-name="P8"><text:span text:style-name="T1">Base de datos en MongoDB.</text:span></text:p>
        </text:list-item>
      </text:list>
      <text:p text:style-name="P9"><text:span text:style-name="T1"/></text:p>
      <text:p text:style-name="P9"><text:span text:style-name="T1">La aplicación partiría con versión web o versión Android. (Aún por decidir).</text:span></text:p>
      <text:p text:style-name="P9"><text:span text:style-name="T1"/></text:p>
      <text:p text:style-name="P9"><text:span text:style-name="T1">Se utilizaría una función de ‘Swipe left’ o ‘swipe right’ como en Tinder. </text:span></text:p>
      <text:p text:style-name="P9"><text:span text:style-name="T1">Cuando dos usuarios coincidiesen en Like (match), se abriría un chat para los dos.</text:span></text:p>
      <text:p text:style-name="P9"><text:span text:style-name="T1"/></text:p>
      <text:p text:style-name="P1"><text:span text:style-name="T2">Cada perfil constaría de:</text:span></text:p>
      <text:p text:style-name="P1"><text:span text:style-name="T2"/></text:p>
      <text:list xml:id="list3906025022" text:style-name="L4">
        <text:list-item>
          <text:p text:style-name="P10"><text:span text:style-name="T1">Email</text:span></text:p>
        </text:list-item>
        <text:list-item>
          <text:p text:style-name="P12"><text:span text:style-name="T1">Nombre de usuario.</text:span></text:p>
        </text:list-item>
        <text:list-item>
          <text:p text:style-name="P7">Edad.</text:p>
        </text:list-item>
        <text:list-item>
          <text:p text:style-name="P10"><text:span text:style-name="T1">Contraseña.</text:span></text:p>
        </text:list-item>
      </text:list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El usuario logueado podrá:</text:span></text:p>
      <text:p text:style-name="P9"><text:span text:style-name="T1"/></text:p>
      <text:list xml:id="list867345094" text:style-name="L5">
        <text:list-item>
          <text:p text:style-name="P11"><text:span text:style-name="T1">Añadir una descripción.</text:span></text:p>
        </text:list-item>
        <text:list-item>
          <text:p text:style-name="P11"><text:span text:style-name="T1">Añadir fotografías.</text:span></text:p>
        </text:list-item>
        <text:list-item>
          <text:p text:style-name="P11"><text:span text:style-name="T1">(Más funciones en el futuro)</text:span></text:p>
        </text:list-item>
      </text:list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2:00:04.354097580</meta:creation-date>
    <dc:date>2022-03-16T12:54:22.426888826</dc:date>
    <meta:editing-duration>PT31M7S</meta:editing-duration>
    <meta:editing-cycles>1</meta:editing-cycles>
    <meta:document-statistic meta:table-count="0" meta:image-count="0" meta:object-count="0" meta:page-count="2" meta:paragraph-count="22" meta:word-count="171" meta:character-count="1004" meta:non-whitespace-character-count="864"/>
    <meta:generator>LibreOffice/6.4.7.2$Linux_X86_64 LibreOffice_project/40$Build-2</meta:generator>
  </office:meta>
</office:document-meta>
</file>